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K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8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>
      <style:text-properties officeooo:rsid="001c8246" officeooo:paragraph-rsid="001c8246"/>
    </style:style>
    <style:style style:name="P12" style:family="paragraph" style:parent-style-name="Text_20_body">
      <style:text-properties officeooo:paragraph-rsid="001c8246"/>
    </style:style>
    <style:style style:name="P13" style:family="paragraph" style:parent-style-name="Text_20_body">
      <style:text-properties fo:font-size="8pt" style:font-size-asian="8pt" style:font-size-complex="8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d2a45" officeooo:paragraph-rsid="001d2a45" style:font-size-asian="10pt" style:font-size-complex="10pt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0pt" officeooo:rsid="001d2a45" officeooo:paragraph-rsid="001d2a45" style:font-name-asian="Webdings" style:font-size-asian="10pt" style:font-name-complex="Webdings" style:font-size-complex="10p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6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8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Heading_20_2">
      <style:text-properties officeooo:rsid="001c8246"/>
    </style:style>
    <style:style style:name="P40" style:family="paragraph" style:parent-style-name="Heading_20_3">
      <style:text-properties officeooo:rsid="001c8246" officeooo:paragraph-rsid="001c8246"/>
    </style:style>
    <style:style style:name="P41" style:family="paragraph" style:parent-style-name="Heading_20_3">
      <style:text-properties officeooo:paragraph-rsid="001c8246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officeooo:rsid="001d2a45" style:font-size-asian="10pt"/>
    </style:style>
    <style:style style:name="T17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1" fo:font-size="10pt" fo:font-style="italic" style:font-size-asian="10pt" style:font-style-asian="italic"/>
    </style:style>
    <style:style style:name="T19" style:family="text">
      <style:text-properties fo:color="#2a00ff"/>
    </style:style>
    <style:style style:name="T20" style:family="text">
      <style:text-properties fo:color="#2a00ff" style:font-name="Monospace" style:font-name-asian="Monospace" style:font-name-complex="Monospace"/>
    </style:style>
    <style:style style:name="T21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2a00ff" fo:font-weight="normal" style:font-weight-asian="normal" style:font-weight-complex="normal"/>
    </style:style>
    <style:style style:name="T23" style:family="text">
      <style:text-properties fo:color="#2a00ff" style:font-name="Monospace1" fo:font-size="10pt" style:font-size-asian="10pt"/>
    </style:style>
    <style:style style:name="T24" style:family="text">
      <style:text-properties fo:color="#2a00ff" style:font-name="Monospace1" fo:font-size="10pt" officeooo:rsid="001d2a45" style:font-size-asian="10pt"/>
    </style:style>
    <style:style style:name="T25" style:family="text">
      <style:text-properties fo:color="#0000c0"/>
    </style:style>
    <style:style style:name="T26" style:family="text">
      <style:text-properties fo:color="#0000c0" fo:font-style="italic" style:font-style-asian="italic" style:font-style-complex="italic"/>
    </style:style>
    <style:style style:name="T27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0000c0" style:font-name="Monospace" style:font-name-asian="Monospace" style:font-name-complex="Monospace"/>
    </style:style>
    <style:style style:name="T2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0" style:family="text">
      <style:text-properties fo:color="#646464"/>
    </style:style>
    <style:style style:name="T31" style:family="text">
      <style:text-properties fo:color="#3f7f5f"/>
    </style:style>
    <style:style style:name="T32" style:family="text">
      <style:text-properties fo:color="#3f7f5f" style:text-underline-style="solid" style:text-underline-width="auto" style:text-underline-color="font-color"/>
    </style:style>
    <style:style style:name="T33" style:family="text">
      <style:text-properties fo:color="#3f7f5f" style:font-name="Monospace1" fo:font-size="10pt" style:font-size-asian="10pt"/>
    </style:style>
    <style:style style:name="T34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7" style:family="text">
      <style:text-properties officeooo:rsid="001c8246"/>
    </style:style>
    <style:style style:name="T38" style:family="text">
      <style:text-properties fo:color="#6a3e3e" style:font-name="Monospace1" fo:font-size="10pt" style:font-size-asian="10pt"/>
    </style:style>
    <style:style style:name="T39" style:family="text">
      <style:text-properties officeooo:rsid="001d2a45"/>
    </style:style>
    <style:style style:name="T40" style:family="text">
      <style:text-properties officeooo:rsid="001de5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<text:span text:style-name="T37">1</text:span>, <text:span text:style-name="T37">31</text:span>.<text:span text:style-name="T37">03</text:span>.201<text:span text:style-name="T37">5</text:span></text:p>
      <text:p text:style-name="P12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1"><text:a xlink:type="simple" xlink:href="#__RefHeading__3364_418471081" text:style-name="Index_20_Link" text:visited-style-name="Index_20_Link">Mustang Project Nutzerdokumentation<text:tab/>1</text:a></text:p>
          <text:p text:style-name="P21"><text:a xlink:type="simple" xlink:href="#__RefHeading__3366_418471081" text:style-name="Index_20_Link" text:visited-style-name="Index_20_Link">Über Mustangproject<text:tab/>1</text:a></text:p>
          <text:p text:style-name="P21"><text:a xlink:type="simple" xlink:href="#__RefHeading__3368_418471081" text:style-name="Index_20_Link" text:visited-style-name="Index_20_Link">Übersicht von ZUGFeRD-Lösungen<text:tab/>1</text:a></text:p>
          <text:p text:style-name="P21"><text:a xlink:type="simple" xlink:href="#__RefHeading__3370_418471081" text:style-name="Index_20_Link" text:visited-style-name="Index_20_Link">Download/Projekteinrichtung<text:tab/>2</text:a></text:p>
          <text:p text:style-name="P22"><text:a xlink:type="simple" xlink:href="#__RefHeading__3544_418471081" text:style-name="Index_20_Link" text:visited-style-name="Index_20_Link">Source code<text:tab/>2</text:a></text:p>
          <text:p text:style-name="P22"><text:a xlink:type="simple" xlink:href="#__RefHeading__3372_418471081" text:style-name="Index_20_Link" text:visited-style-name="Index_20_Link">Projekteinrichtung ohne Maven<text:tab/>2</text:a></text:p>
          <text:p text:style-name="P22"><text:a xlink:type="simple" xlink:href="#__RefHeading__3374_418471081" text:style-name="Index_20_Link" text:visited-style-name="Index_20_Link">Mit Maven<text:tab/>3</text:a></text:p>
          <text:p text:style-name="P21"><text:a xlink:type="simple" xlink:href="#__RefHeading__3376_418471081" text:style-name="Index_20_Link" text:visited-style-name="Index_20_Link">Lesen von ZUGFeRD-Daten<text:tab/>3</text:a></text:p>
          <text:p text:style-name="P22"><text:a xlink:type="simple" xlink:href="#__RefHeading__3378_418471081" text:style-name="Index_20_Link" text:visited-style-name="Index_20_Link">Komplettes Lesebeispiel<text:tab/>3</text:a></text:p>
          <text:p text:style-name="P21"><text:a xlink:type="simple" xlink:href="#__RefHeading__3380_418471081" text:style-name="Index_20_Link" text:visited-style-name="Index_20_Link">Schreiben einer ZUGFeRD-PDF-Datei<text:tab/>4</text:a></text:p>
          <text:p text:style-name="P22"><text:a xlink:type="simple" xlink:href="#__RefHeading__3382_418471081" text:style-name="Index_20_Link" text:visited-style-name="Index_20_Link">Komplettes Schreibbeispiel<text:tab/>7</text:a></text:p>
          <text:p text:style-name="P22"><text:a xlink:type="simple" xlink:href="#__RefHeading__3546_418471081" text:style-name="Index_20_Link" text:visited-style-name="Index_20_Link">Schreiben eigener XML-Daten<text:tab/>11</text:a></text:p>
        </text:index-body>
      </text:table-of-content>
      <text:p text:style-name="P12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<text:span text:style-name="T39">verwendet als Eingabe PDF/A-Dateien, </text:span>benötigt <text:span text:style-name="T39">die </text:span>Apache PDF<text:span text:style-name="T39">B</text:span>ox-<text:span text:style-name="T39">Bibliothek und </text:span>unterliegt wie <text:span text:style-name="T39">diese </text:span>der APL-Lizenz. <text:span text:style-name="T39">Sie </text:span>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<text:span text:style-name="T37">von ZUGFeRD-Lösungen</text:span>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tform</text:p>
          </table:table-cell>
          <table:table-cell table:style-name="Tabelle1.A1" table:number-rows-spanned="2" office:value-type="string">
            <text:p text:style-name="P14">Lizenz</text:p>
          </table:table-cell>
          <table:table-cell table:style-name="Tabelle1.A1" table:number-columns-spanned="4" office:value-type="string">
            <text:p text:style-name="P18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8">Geeignet für</text:p>
          </table:table-cell>
          <table:covered-table-cell/>
          <table:covered-table-cell/>
          <table:table-cell table:style-name="Tabelle1.K1" table:number-rows-spanned="2" office:value-type="string">
            <text:p text:style-name="P14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6">Lesen</text:p>
          </table:table-cell>
          <table:table-cell table:style-name="Tabelle1.D2" office:value-type="string">
            <text:p text:style-name="P15">XML <text:span text:style-name="T39">erzeugen</text:span></text:p>
          </table:table-cell>
          <table:table-cell table:style-name="Tabelle1.D2" office:value-type="string">
            <text:p text:style-name="P16">PDF Schreiben</text:p>
          </table:table-cell>
          <table:table-cell table:style-name="Tabelle1.D2" office:value-type="string">
            <text:p text:style-name="P17">PDF/A-Umwandlung</text:p>
          </table:table-cell>
          <table:table-cell table:style-name="Tabelle1.D2" office:value-type="string">
            <text:p text:style-name="P15">Kommerz. So<text:span text:style-name="T39">f</text:span>tware</text:p>
          </table:table-cell>
          <table:table-cell table:style-name="Tabelle1.D2" office:value-type="string">
            <text:p text:style-name="P15">Freeware</text:p>
          </table:table-cell>
          <table:table-cell table:style-name="Tabelle1.D2" office:value-type="string">
            <text:p text:style-name="P15">Open Source</text:p>
          </table:table-cell>
          <table:covered-table-cell/>
        </table:table-row>
        <table:table-row>
          <table:table-cell table:style-name="Tabelle1.D2" office:value-type="string">
            <text:p text:style-name="P14">intarsys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proprietär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Nein</text:p>
          </table:table-cell>
          <table:table-cell table:style-name="Tabelle1.K3" office:value-type="string">
            <text:p text:style-name="P14">a.A.</text:p>
          </table:table-cell>
        </table:table-row>
        <table:table-row>
          <table:table-cell table:style-name="Tabelle1.D2" office:value-type="string">
            <text:p text:style-name="P14">Konik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AGPL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Ja</text:p>
          </table:table-cell>
          <table:table-cell table:style-name="Tabelle1.K3" office:value-type="string">
            <text:p text:style-name="P14">0 €</text:p>
          </table:table-cell>
        </table:table-row>
        <table:table-row>
          <table:table-cell table:style-name="Tabelle1.D2" office:value-type="string">
            <text:p text:style-name="P14">Mustang</text:p>
          </table:table-cell>
          <table:table-cell table:style-name="Tabelle1.D2" office:value-type="string">
            <text:p text:style-name="P14">Java</text:p>
          </table:table-cell>
          <table:table-cell table:style-name="Tabelle1.D2" office:value-type="string">
            <text:p text:style-name="P14">APL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K3" office:value-type="string">
            <text:p text:style-name="P14">0 €</text:p>
          </table:table-cell>
        </table:table-row>
        <table:table-row>
          <table:table-cell table:style-name="Tabelle1.D2" office:value-type="string">
            <text:p text:style-name="P14">https://git<text:soft-page-break/>hub.com/stephanstapel/ZUGFeRD-csharp</text:p>
          </table:table-cell>
          <table:table-cell table:style-name="Tabelle1.D2" office:value-type="string">
            <text:p text:style-name="P14">C#</text:p>
          </table:table-cell>
          <table:table-cell table:style-name="Tabelle1.D2" office:value-type="string">
            <text:p text:style-name="P14">APL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Nein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D2" office:value-type="string">
            <text:p text:style-name="P19">Ja</text:p>
          </table:table-cell>
          <table:table-cell table:style-name="Tabelle1.K3" office:value-type="string">
            <text:p text:style-name="P14">0 €</text:p>
          </table:table-cell>
        </table:table-row>
      </table:table>
      <text:p text:style-name="Standard"/>
      <text:p text:style-name="Text_20_body"/>
      <text:h text:style-name="P39" text:outline-level="2"><text:bookmark-start text:name="__RefHeading__3370_418471081"/>Download/Projekteinrichtung<text:bookmark-end text:name="__RefHeading__3370_418471081"/></text:h>
      <text:h text:style-name="P40" text:outline-level="3"><text:bookmark-start text:name="__RefHeading__3544_418471081"/>Source code<text:bookmark-end text:name="__RefHeading__3544_418471081"/></text:h>
      <text:p text:style-name="P11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P41" text:outline-level="3"><text:bookmark-start text:name="__RefHeading__3372_418471081"/><text:span text:style-name="T37">Projekteinrichtung o</text:span>hne Maven<text:bookmark-end text:name="__RefHeading__3372_418471081"/></text:h>
      <text:p text:style-name="Text_20_body">Mit installiertem OpenOffice.org oder LibreOffice und Eclipse for Java.</text:p>
      <text:list xml:id="list611663210776419585" text:style-name="L1">
        <text:list-item>
          <text:p text:style-name="P30">Starten Sie Eclipse, Neues Java-Eclipse-Projekt erstellen, beispielsweise „MustangSample“.</text:p>
        </text:list-item>
        <text:list-item>
          <text:p text:style-name="P30"><text:s/>Wechseln Sie in der Shell in den <text:span text:style-name="T37">erstellten </text:span>Ordner.</text:p>
        </text:list-item>
        <text:list-item>
          <text:p text:style-name="P30">Download von</text:p>
          <text:list>
            <text:list-item>
              <text:p text:style-name="P30">Apache PDFBox</text:p>
              <text:list>
                <text:list-item>
                  <text:p text:style-name="P30">Downloaden Sie http://apache.openmirror.de/pdfbox/1.8.<text:span text:style-name="T40">8</text:span>/pdfbox-1.8.<text:span text:style-name="T37">8</text:span>.jar </text:p>
                </text:list-item>
                <text:list-item>
                  <text:p text:style-name="P30">Downloaden Sie http://apache.openmirror.de/pdfbox/1.8.<text:span text:style-name="T40">8</text:span>/preflight-app-1.8.<text:span text:style-name="T37">8</text:span>.jar </text:p>
                </text:list-item>
                <text:list-item>
                  <text:p text:style-name="P30">Downloaden Sie http://apache.openmirror.de/pdfbox/1.8.<text:span text:style-name="T40">8</text:span>/xmpbox-1.8.<text:span text:style-name="T37">8</text:span>.jar <text:s/></text:p>
                </text:list-item>
              </text:list>
            </text:list-item>
            <text:list-item>
              <text:p text:style-name="P30">Mustang</text:p>
              <text:list>
                <text:list-item>
                  <text:p text:style-name="P30">Downloaden Sie <text:a xlink:type="simple" xlink:href="http://mustangproject.org/deploy/mustang-1.1.1.jar" text:style-name="Internet_20_link" text:visited-style-name="Visited_20_Internet_20_Link">http://mustangproject.org/deploy/mustang-1.1.</text:a><text:a xlink:type="simple" xlink:href="http://mustangproject.org/deploy/mustang-1.1.1.jar" text:style-name="Internet_20_link" text:visited-style-name="Visited_20_Internet_20_Link"><text:span text:style-name="T37">1</text:span></text:a><text:a xlink:type="simple" xlink:href="http://mustangproject.org/deploy/mustang-1.1.1.jar" text:style-name="Internet_20_link" text:visited-style-name="Visited_20_Internet_20_Link">.jar</text:a></text:p>
                </text:list-item>
                <text:list-item>
                  <text:p text:style-name="P30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30">Laden Sie </text:p>
              <text:list>
                <text:list-item>
                  <text:p text:style-name="P30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30">und entweder</text:p>
                  <text:list>
                    <text:list-item>
                      <text:p text:style-name="P30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30">Öffnen Sie die Datei in OpenOffice.org</text:p>
                        </text:list-item>
                        <text:list-item>
                          <text:p text:style-name="P30">Datei|Exportieren als PDF: Wichtig ist hier, dass Sie die Checkbox PDF/A-1a setzen</text:p>
                        </text:list-item>
                        <text:list-item>
                          <text:p text:style-name="P30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30"><text:soft-page-break/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P41" text:outline-level="3"><text:bookmark-start text:name="__RefHeading__3374_418471081"/>Mit Maven<text:bookmark-end text:name="__RefHeading__3374_418471081"/></text:h>
      <text:p text:style-name="Text_20_body"><text:span text:style-name="T37">Mit f</text:span>olgende<text:span text:style-name="T37">m</text:span>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20">&lt;/repositories&gt;</text:p>
      <text:p text:style-name="P11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1&lt;/version&gt;</text:p>
      <text:p text:style-name="P20">&lt;/dependency&gt;</text:p>
      <text:h text:style-name="Heading_20_2" text:outline-level="2"><text:bookmark-start text:name="__RefHeading__3376_418471081"/>Lesen <text:span text:style-name="T37">von ZUGFeRD-Daten</text:span><text:bookmark-end text:name="__RefHeading__3376_418471081"/></text:h>
      <text:list xml:id="list114642097473573" text:continue-numbering="true" text:style-name="L1">
        <text:list-item>
          <text:p text:style-name="P31">Erstellen Sie eine neue Java-Klasse unterhalb von src, beispielsweise MustangReader. inklusive „Public static void main()“ <text:s/></text:p>
        </text:list-item>
        <text:list-item>
          <text:p text:style-name="P23">Geben Sie innerhalb von Main „ZUGFeRDImporter zi=<text:span text:style-name="T1">new</text:span> ZUGFeRDImporter();“ ein und lassen Sie den Import durch STRG+SHIFT+O ergänzen</text:p>
        </text:list-item>
        <text:list-item>
          <text:p text:style-name="P23">verwenden Sie zi.extract(PDF-Dateiname) und ggf. canParse() um festzustellen ob es sich um ZUGFeRD-Daten handelt. </text:p>
        </text:list-item>
        <text:list-item>
          <text:p text:style-name="P23">Nach zi.parse() haben Sie Zugriff auf die getter wie getAmount()</text:p>
        </text:list-item>
        <text:list-item>
          <text:p text:style-name="P23">Welche Daten enthalten sind, können Sie der XML-Datei entnehmen die im ZUGFeRD-Beispiel-PDF eingebettet ist</text:p>
        </text:list-item>
      </text:list>
      <text:p text:style-name="P7"/>
      <text:h text:style-name="Heading_20_3" text:outline-level="3"><text:bookmark-start text:name="__RefHeading__3378_418471081"/>Komplettes Lesebeispiel <text:bookmark-end text:name="__RefHeading__3378_418471081"/></text:h>
      <text:list xml:id="list114642648806947" text:continue-numbering="true" text:style-name="L1">
        <text:list-header>
          <text:p text:style-name="P25"><text:s/></text:p>
        </text:list-header>
      </text:list>
      <text:p text:style-name="P8"><text:span text:style-name="T1">package</text:span> sample;</text:p>
      <text:p text:style-name="P5"/>
      <text:p text:style-name="P5"><text:span text:style-name="T1">import</text:span><text:span text:style-name="T6"> org.mustangproject.ZUGFeRD.ZUGFeRDImporter;</text:span></text:p>
      <text:p text:style-name="P5"/>
      <text:p text:style-name="P5"><text:span text:style-name="T1">public</text:span><text:span text:style-name="T6"> </text:span><text:span text:style-name="T1">class</text:span><text:span text:style-name="T6"> Read {</text:span></text:p>
      <text:p text:style-name="P5"/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ZUGFeRDImporter zi=</text:span><text:span text:style-name="T1">new</text:span><text:span text:style-name="T6"> ZUGFeRDImporter();</text:span></text:p>
      <text:p text:style-name="P5"><text:span text:style-name="T6"><text:tab/><text:tab/>zi.extract(</text:span><text:span text:style-name="T19">"./MustangGnuaccountingBeispielRE-20140703_502.pdf"</text:span><text:span text:style-name="T6">);</text:span></text:p>
      <text:p text:style-name="P5"><text:span text:style-name="T6"><text:tab/><text:tab/>System.</text:span><text:span text:style-name="T26">out</text:span><text:span text:style-name="T6">.println(</text:span><text:span text:style-name="T19">"Lese ZUGFeRD"</text:span><text:span text:style-name="T6">);</text:span></text:p>
      <text:p text:style-name="P5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5"><text:soft-page-break/><text:span text:style-name="T6"><text:tab/><text:tab/><text:tab/>System.</text:span><text:span text:style-name="T26">out</text:span><text:span text:style-name="T6">.println(</text:span><text:span text:style-name="T19">"Fälliger Betrag:"</text:span><text:span text:style-name="T6">+zi.getAmount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BIC:"</text:span><text:span text:style-name="T6">+zi.getBIC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IBAN:"</text:span><text:span text:style-name="T6">+zi.getIBAN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Kontoinhaber:"</text:span><text:span text:style-name="T6">+zi.getHolder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5"/>
      <text:p text:style-name="P3"><text:tab/>}</text:p>
      <text:p text:style-name="P5"/>
      <text:p text:style-name="P3">}</text:p>
      <text:p text:style-name="P9"/>
      <text:h text:style-name="Heading_20_2" text:outline-level="2"><text:bookmark-start text:name="__RefHeading__3380_418471081"/>Schreiben <text:span text:style-name="T37">einer ZUGFeRD-PDF-Datei</text:span>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114642500690025" text:continue-list="list114642648806947" text:style-name="L1">
        <text:list-item text:start-value="1">
          <text:p text:style-name="P30">Erstellen Sie eine neue Klasse unterhalb von src, beispielsweise MustangWriter inklusive des obligatorischen „Public static void main()“ .</text:p>
        </text:list-item>
        <text:list-item>
          <text:p text:style-name="P30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5">Fügen Sie innerhalb der Klasse MustangWriter folgende Klassen hinzu </text:p>
          <text:list>
            <text:list-item>
              <text:p text:style-name="P27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7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7"><text:span text:style-name="T4">private</text:span><text:span text:style-name="T10"> BigDecimal </text:span><text:span text:style-name="T28">price</text:span><text:span text:style-name="T10">, </text:span><text:span text:style-name="T28">priceGross</text:span><text:span text:style-name="T10">, </text:span><text:span text:style-name="T28">quantity</text:span><text:span text:style-name="T10">, </text:span><text:span text:style-name="T28">totalGross</text:span><text:span text:style-name="T10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list xml:id="list114642297978156" text:continue-numbering="true" text:style-name="L1">
        <text:list-item>
          <text:list>
            <text:list-header>
              <text:p text:style-name="P26">}</text:p>
            </text:list-header>
            <text:list-item>
              <text:p text:style-name="P27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7"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2"><text:tab/>}</text:p>
      <text:p text:style-name="P2"><text:tab/></text:p>
      <text:list xml:id="list114642087736324" text:continue-numbering="true" text:style-name="L1">
        <text:list-item>
          <text:p text:style-name="P31">Generieren Sie die Imports durch Drücken von STRG+SHIFT+O</text:p>
        </text:list-item>
        <text:list-item>
          <text:p text:style-name="P31">Markieren Sie den Klassennamen MustangWriter und drücken Sie ALT+SHIFT+S, wählen Sie <text:s/>Override/Implement Methods und drücken Return.</text:p>
        </text:list-item>
        <text:list-item>
          <text:p text:style-name="P31">Klicken Sie auf Contact und Wiederholen Sie den letzten Schritt.</text:p>
        </text:list-item>
        <text:list-item>
          <text:p text:style-name="P31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1"><text:soft-page-break/>Klicken Sie erneut auf Item, drücken von ALT+SHIFT+S und wählen „Generate Constructor using Fields“. Wählen Sie erneut alle Member aus und drücken Sie Return.</text:p>
        </text:list-item>
        <text:list-item>
          <text:p text:style-name="P31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1">Klicken Sie erneut auf Product, drücken von ALT+SHIFT+S und wählen „Generate Constructor using Fields“. Wählen Sie erneut alle Member aus und drücken Sie Return.</text:p>
        </text:list-item>
        <text:list-item>
          <text:p text:style-name="P31">Folgende Methoden von Contact sollten Folgendes zurückgeben:</text:p>
          <text:list>
            <text:list-item>
              <text:p text:style-name="P27"><text:span text:style-name="T6">getCountry(): </text:span><text:span text:style-name="T19">"DE"</text:span></text:p>
            </text:list-item>
            <text:list-item>
              <text:p text:style-name="P27"><text:span text:style-name="T6">getLocation(): </text:span><text:span text:style-name="T19">"Spielkreis"</text:span></text:p>
            </text:list-item>
            <text:list-item>
              <text:p text:style-name="P27"><text:span text:style-name="T6">getName(): </text:span><text:span text:style-name="T19">"Theodor Est"</text:span></text:p>
            </text:list-item>
            <text:list-item>
              <text:p text:style-name="P27"><text:span text:style-name="T6">getStreet(): </text:span><text:span text:style-name="T19">"Bahnstr. 42"</text:span></text:p>
            </text:list-item>
            <text:list-item>
              <text:p text:style-name="P27"><text:span text:style-name="T6">getVATID(): </text:span><text:span text:style-name="T19">"DE999999999"</text:span></text:p>
            </text:list-item>
            <text:list-item>
              <text:p text:style-name="P27"><text:span text:style-name="T6">getZIP(): </text:span><text:span text:style-name="T19">"88802"</text:span><text:span text:style-name="T6">;</text:span></text:p>
            </text:list-item>
          </text:list>
        </text:list-item>
        <text:list-item>
          <text:p text:style-name="P31">Folgende Methoden der Hauptklasse -MustangWriter- sollten folgendes zurückgeben:</text:p>
          <text:list>
            <text:list-item>
              <text:p text:style-name="P28"><text:span text:style-name="T6">getDelivery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32">CTRL+SHIFT+O importiert die dazu nötige GregorianCalendar Klasse</text:p>
            </text:list-item>
            <text:list-item>
              <text:p text:style-name="P36"><text:span text:style-name="T9">getDueDate(): </text:span><text:span text:style-name="T3">new</text:span><text:span text:style-name="T9"> GregorianCalendar(2014,Calendar.</text:span><text:span text:style-name="T27">JULY</text:span><text:span text:style-name="T9">,24).getTime()</text:span></text:p>
            </text:list-item>
            <text:list-item>
              <text:p text:style-name="P38"><text:span text:style-name="T6">getIssue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38"><text:span text:style-name="T10">getNumber(): </text:span><text:span text:style-name="T20">"RE-20140703/502"</text:span></text:p>
            </text:list-item>
            <text:list-item>
              <text:p text:style-name="P38"><text:span text:style-name="T10">getOwnBIC(): </text:span><text:span text:style-name="T20">"COBADEFXXX"</text:span></text:p>
            </text:list-item>
            <text:list-item>
              <text:p text:style-name="P38"><text:span text:style-name="T6">getOwnBankName(): </text:span><text:span text:style-name="T22">"Commerzbank"</text:span></text:p>
            </text:list-item>
            <text:list-item>
              <text:p text:style-name="P28"><text:span text:style-name="T6">getOwnCountry() </text:span><text:span text:style-name="T19">"DE"</text:span></text:p>
            </text:list-item>
            <text:list-item>
              <text:p text:style-name="P38"><text:span text:style-name="T6">getOwnIBAN(): </text:span><text:span text:style-name="T19">"DE88 2008 0000 0970 3757 00"</text:span></text:p>
            </text:list-item>
            <text:list-item>
              <text:p text:style-name="P28"><text:span text:style-name="T6">getOwnLocation() </text:span><text:span text:style-name="T19">"Stadthausen"</text:span></text:p>
            </text:list-item>
            <text:list-item>
              <text:p text:style-name="P38"><text:span text:style-name="T10">getOwnOrganisationName(): </text:span><text:span text:style-name="T20">"Bei Spiel GmbH"</text:span></text:p>
            </text:list-item>
            <text:list-item>
              <text:p text:style-name="P28"><text:span text:style-name="T6">getOwnStreet() </text:span><text:span text:style-name="T19">"Ecke 12"</text:span></text:p>
            </text:list-item>
            <text:list-item>
              <text:p text:style-name="P38"><text:span text:style-name="T6">getOwnTaxID(): </text:span><text:span text:style-name="T19">"22/815/0815/4"</text:span></text:p>
            </text:list-item>
            <text:list-item>
              <text:p text:style-name="P38"><text:span text:style-name="T6">getOwnVATID(): </text:span><text:span text:style-name="T19">"DE136695976"</text:span></text:p>
            </text:list-item>
            <text:list-item>
              <text:p text:style-name="P28"><text:span text:style-name="T6">getOwnZIP() </text:span><text:span text:style-name="T19">"12345“</text:span></text:p>
            </text:list-item>
            <text:list-item>
              <text:p text:style-name="P38"><text:span text:style-name="T10">getRecipient(): </text:span><text:span text:style-name="T4">new</text:span><text:span text:style-name="T10"> Contact()</text:span></text:p>
            </text:list-item>
            <text:list-item>
              <text:p text:style-name="P38"><text:span text:style-name="T10">getTotal(): </text:span><text:span text:style-name="T4">new</text:span><text:span text:style-name="T10"> BigDecimal(</text:span><text:span text:style-name="T20">"496.00"</text:span><text:span text:style-name="T10">)</text:span></text:p>
            </text:list-item>
            <text:list-item>
              <text:p text:style-name="P38"><text:span text:style-name="T6">getTotalGross(): </text:span><text:span text:style-name="T1">new</text:span><text:span text:style-name="T6"> BigDecimal(</text:span><text:span text:style-name="T19">"571.04"</text:span><text:span text:style-name="T6">)</text:span></text:p>
              <text:p text:style-name="P29"/>
            </text:list-item>
            <text:list-item>
              <text:p text:style-name="P23">getZFItems() der Hauptklasse kann jetzt Produkte anlegen und diese als Array von Posten (Items) zurückliefern:</text:p>
            </text:list-item>
          </text:list>
          <text:p text:style-name="P27"><text:span text:style-name="T6"><text:tab/><text:tab/>Item[] allItems=</text:span><text:span text:style-name="T1">new</text:span><text:span text:style-name="T6"> Item[3];</text:span></text:p>
        </text:list-item>
      </text:list>
      <text:p text:style-name="P4"><text:span text:style-name="T6"><text:tab/><text:tab/>Product designProduct=</text:span><text:span text:style-name="T1">new</text:span><text:span text:style-name="T6"> Product(</text:span><text:span text:style-name="T19">""</text:span><text:span text:style-name="T6">, </text:span><text:span text:style-name="T19">"Künstlerische Gestaltung (Stunde)"</text:span><text:span text:style-name="T6">, </text:span><text:span text:style-name="T19">"HUR"</text:span><text:span text:style-name="T6">, </text:span><text:span text:style-name="T1">new</text:span><text:span text:style-name="T6"> BigDecimal(</text:span><text:span text:style-name="T19">"7.000000"</text:span><text:span text:style-name="T6">));</text:span></text:p>
      <text:p text:style-name="P4"><text:span text:style-name="T6"><text:tab/><text:tab/>Product balloonProduct=</text:span><text:span text:style-name="T1">new</text:span><text:span text:style-name="T6"> Product(</text:span><text:span text:style-name="T19">""</text:span><text:span text:style-name="T6">, </text:span><text:span text:style-name="T19">"Luftballon"</text:span><text:span text:style-name="T6">, </text:span><text:span text:style-name="T19">"C62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4"><text:span text:style-name="T6"><text:tab/><text:tab/>Product airProduct=</text:span><text:span text:style-name="T1">new</text:span><text:span text:style-name="T6"> Product(</text:span><text:span text:style-name="T19">""</text:span><text:span text:style-name="T6">, </text:span><text:span text:style-name="T19">"Heiße Luft pro Liter"</text:span><text:span text:style-name="T6">, </text:span><text:span text:style-name="T19">"LTR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2"><text:tab/><text:tab/></text:p>
      <text:p text:style-name="P4"><text:soft-page-break/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9">"160"</text:span><text:span text:style-name="T6">), </text:span><text:span text:style-name="T1">new</text:span><text:span text:style-name="T6"> BigDecimal(</text:span><text:span text:style-name="T19">"171.20"</text:span><text:span text:style-name="T6">), </text:span><text:span text:style-name="T1">new</text:span><text:span text:style-name="T6"> BigDecimal(</text:span><text:span text:style-name="T19">"1"</text:span><text:span text:style-name="T6">), </text:span><text:span text:style-name="T1">new</text:span><text:span text:style-name="T6"> BigDecimal(</text:span><text:span text:style-name="T19">"171.20"</text:span><text:span text:style-name="T6">), designProduct);</text:span></text:p>
      <text:p text:style-name="P4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9">"0.79"</text:span><text:span text:style-name="T6">), </text:span><text:span text:style-name="T1">new</text:span><text:span text:style-name="T6"> BigDecimal(</text:span><text:span text:style-name="T19">"0.94"</text:span><text:span text:style-name="T6">), </text:span><text:span text:style-name="T1">new</text:span><text:span text:style-name="T6"> BigDecimal(</text:span><text:span text:style-name="T19">"400"</text:span><text:span text:style-name="T6">), </text:span><text:span text:style-name="T1">new</text:span><text:span text:style-name="T6"> BigDecimal(</text:span><text:span text:style-name="T19">"376.04"</text:span><text:span text:style-name="T6">), balloonProduct);</text:span></text:p>
      <text:p text:style-name="P4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9">"0.10"</text:span><text:span text:style-name="T6">), </text:span><text:span text:style-name="T1">new</text:span><text:span text:style-name="T6"> BigDecimal(</text:span><text:span text:style-name="T19">"0.12"</text:span><text:span text:style-name="T6">), </text:span><text:span text:style-name="T1">new</text:span><text:span text:style-name="T6"> BigDecimal(</text:span><text:span text:style-name="T19">"200"</text:span><text:span text:style-name="T6">), </text:span><text:span text:style-name="T1">new</text:span><text:span text:style-name="T6"> BigDecimal(</text:span><text:span text:style-name="T19">"23.80"</text:span><text:span text:style-name="T6">), airProduct);</text:span></text:p>
      <text:p text:style-name="P4"><text:span text:style-name="T6"><text:tab/><text:tab/></text:span><text:span text:style-name="T1">return</text:span><text:span text:style-name="T6"> allItems;</text:span></text:p>
      <text:list xml:id="list1663986620769349551" text:style-name="L2">
        <text:list-header>
          <text:p text:style-name="P24"/>
        </text:list-header>
      </text:list>
      <text:list xml:id="list114643791970602" text:continue-list="list114642087736324" text:style-name="L1">
        <text:list-item>
          <text:list>
            <text:list-item>
              <text:p text:style-name="P31">Legen Sie eine neue Funktion, beispielspweise namens „apply“ an (private reicht).</text:p>
            </text:list-item>
            <text:list-item>
              <text:p text:style-name="P31">In der Main-Methode der Hauptklasse instantiiert man jetzt die Klasse und rufen Sie dort apply() auf. </text:p>
            </text:list-item>
            <text:list-item>
              <text:p text:style-name="P31">In der apply-Methode kann man jetzt ein PDDocument </text:p>
              <text:list>
                <text:list-item>
                  <text:p text:style-name="P31">laden, </text:p>
                </text:list-item>
                <text:list-item>
                  <text:p text:style-name="P31">einen ZUGFeRDExporter instantiieren, </text:p>
                </text:list-item>
                <text:list-item>
                  <text:p text:style-name="P37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1">PDFattachZugferdFile-Methoden (mit this als IZUGFeRDExportableTransaction) aufrufen sowie</text:p>
                </text:list-item>
                <text:list-item>
                  <text:p text:style-name="P37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0"><text:tab/><text:tab/>PDDocument doc; </text:p>
      <text:p text:style-name="P4"><text:span text:style-name="T6"><text:tab/><text:tab/></text:span><text:span text:style-name="T1">try</text:span><text:span text:style-name="T6"> { </text:span></text:p>
      <text:p text:style-name="P4"><text:span text:style-name="T6"><text:tab/><text:tab/><text:tab/>System.</text:span><text:span text:style-name="T26">out</text:span><text:span text:style-name="T6">.println(</text:span><text:span text:style-name="T19">"Lese Blanko-PDF"</text:span><text:span text:style-name="T6">);</text:span></text:p>
      <text:p text:style-name="P4"><text:span text:style-name="T6"><text:tab/><text:tab/><text:tab/>doc = PDDocument.</text:span><text:span text:style-name="T12">load</text:span><text:span text:style-name="T6">(</text:span><text:span text:style-name="T19">"./MustangGnuaccountingBeispielRE-20140703_502blanko.pdf"</text:span><text:span text:style-name="T6">); </text:span></text:p>
      <text:p text:style-name="P4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4"><text:span text:style-name="T6"><text:tab/><text:tab/><text:tab/>ZUGFeRDExporter ze = </text:span><text:span text:style-name="T1">new</text:span><text:span text:style-name="T6"> ZUGFeRDExporter(); </text:span></text:p>
      <text:p text:style-name="P4"><text:span text:style-name="T6"><text:tab/><text:tab/><text:tab/>System.</text:span><text:span text:style-name="T26">out</text:span><text:span text:style-name="T6">.println(</text:span><text:span text:style-name="T19">"Wandle in PDF/A-3u um"</text:span><text:span text:style-name="T6">);</text:span></text:p>
      <text:p text:style-name="P4"><text:span text:style-name="T6"><text:tab/><text:tab/><text:tab/>ze.PDFmakeA3compliant(doc, </text:span><text:span text:style-name="T19">"My Application"</text:span><text:span text:style-name="T6">, </text:span></text:p>
      <text:p text:style-name="P4"><text:span text:style-name="T6"><text:tab/><text:tab/><text:tab/><text:tab/><text:tab/>System.</text:span><text:span text:style-name="T12">getProperty</text:span><text:span text:style-name="T6">(</text:span><text:span text:style-name="T19">"user.name"</text:span><text:span text:style-name="T6">), </text:span><text:span text:style-name="T1">true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ZUGFeRD-Daten generieren und anhängen"</text:span><text:span text:style-name="T6">);</text:span></text:p>
      <text:p text:style-name="P4"><text:span text:style-name="T6"><text:tab/><text:tab/><text:tab/>ze.PDFattachZugferdFile(doc, </text:span><text:span text:style-name="T1">this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Schreibe ZUGFeRD-PDF"</text:span><text:span text:style-name="T6">);</text:span></text:p>
      <text:p text:style-name="P4"><text:span text:style-name="T6"><text:tab/><text:tab/><text:tab/>doc.save(</text:span><text:span text:style-name="T19">"./MustangGnuaccountingBeispielRE-20140703_502new.pdf"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Fertig."</text:span><text:span text:style-name="T6">);<text:tab/><text:tab/><text:tab/></text:span></text:p>
      <text:p text:style-name="P4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0"/>
      <text:list xml:id="list114643490995326" text:continue-numbering="true" text:style-name="L1">
        <text:list-item>
          <text:list>
            <text:list-item>
              <text:p text:style-name="P31">Ein CTRL+SHIFT+O hilft wieder beim Hinzufügen der nötigen Imports</text:p>
            </text:list-item>
            <text:list-item>
              <text:p text:style-name="P31">„My Application“ und <text:span text:style-name="T35">System.</text:span><text:span text:style-name="T36">getProperty</text:span><text:span text:style-name="T35">(</text:span><text:span text:style-name="T21">"user.name"</text:span><text:span text:style-name="T35">) </text:span>werden in den Metadaten als „Producer“ (in etwa: erstellende Anwendung) beziehungsweise „Creator“ (in etwa: Autor) <text:soft-page-break/>gespeichert. Bitte passen Sie die Werte entsprechend Ihrer Anwendung an.</text:p>
            </text:list-item>
            <text:list-item>
              <text:p text:style-name="P31">Passen Sie die NOTICE-Datei an und fügen Sie Ihrer Anwendung hinzu.</text:p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2"><text:tab/><text:tab/></text:p>
      <text:list xml:id="list2004813614543087623" text:style-name="L3">
        <text:list-item>
          <text:p text:style-name="P34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5"><text:span text:style-name="T1">import</text:span><text:span text:style-name="T6"> java.io.IOException;</text:span></text:p>
      <text:p text:style-name="P5"><text:span text:style-name="T1">import</text:span><text:span text:style-name="T6"> java.math.BigDecimal;</text:span></text:p>
      <text:p text:style-name="P5"><text:span text:style-name="T1">import</text:span><text:span text:style-name="T6"> java.util.Calendar;</text:span></text:p>
      <text:p text:style-name="P5"><text:span text:style-name="T1">import</text:span><text:span text:style-name="T6"> java.util.Date;</text:span></text:p>
      <text:p text:style-name="P5"><text:span text:style-name="T1">import</text:span><text:span text:style-name="T6"> java.util.GregorianCalendar;</text:span></text:p>
      <text:p text:style-name="P5"/>
      <text:p text:style-name="P5"><text:span text:style-name="T1">import</text:span><text:span text:style-name="T6"> javax.xml.transform.TransformerException;</text:span></text:p>
      <text:p text:style-name="P5"/>
      <text:p text:style-name="P5"><text:span text:style-name="T1">import</text:span><text:span text:style-name="T6"> org.apache.pdfbox.exceptions.COSVisitorException;</text:span></text:p>
      <text:p text:style-name="P5"><text:span text:style-name="T1">import</text:span><text:span text:style-name="T6"> org.apache.pdfbox.pdmodel.PDDocument;</text:span></text:p>
      <text:p text:style-name="P5"><text:span text:style-name="T1">import</text:span><text:span text:style-name="T6"> org.mustangproject.ZUGFeRD.IZUGFeRDExportableContact;</text:span></text:p>
      <text:p text:style-name="P5"><text:span text:style-name="T1">import</text:span><text:span text:style-name="T6"> org.mustangproject.ZUGFeRD.IZUGFeRDExportableItem;</text:span></text:p>
      <text:p text:style-name="P5"><text:span text:style-name="T1">import</text:span><text:span text:style-name="T6"> org.mustangproject.ZUGFeRD.IZUGFeRDExportableProduct;</text:span></text:p>
      <text:p text:style-name="P5"><text:span text:style-name="T1">import</text:span><text:span text:style-name="T6"> org.mustangproject.ZUGFeRD.IZUGFeRDExportableTransaction;</text:span></text:p>
      <text:p text:style-name="P5"><text:span text:style-name="T1">import</text:span><text:span text:style-name="T6"> org.mustangproject.ZUGFeRD.ZUGFeRDExporter;</text:span></text:p>
      <text:p text:style-name="P5"/>
      <text:p text:style-name="P5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elivery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24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Iss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Number() {</text:span></text:p>
      <text:p text:style-name="P5"><text:span text:style-name="T6"><text:tab/><text:tab/></text:span><text:span text:style-name="T1">return</text:span><text:span text:style-name="T6"> </text:span><text:span text:style-name="T19">"RE-20140703/50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IC() {</text:span></text:p>
      <text:p text:style-name="P5"><text:span text:style-name="T6"><text:tab/><text:tab/></text:span><text:span text:style-name="T1">return</text:span><text:span text:style-name="T6"> </text:span><text:span text:style-name="T19">"COBADEFXXX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ankName() {</text:span></text:p>
      <text:p text:style-name="P5"><text:span text:style-name="T6"><text:tab/><text:tab/></text:span><text:span text:style-name="T1">return</text:span><text:span text:style-name="T6"> </text:span><text:span text:style-name="T19">"Commerzbank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Country() {</text:span></text:p>
      <text:p text:style-name="P5"><text:span text:style-name="T6"><text:tab/><text:tab/></text:span><text:span text:style-name="T1">return</text:span><text:span text:style-name="T6"> </text:span><text:span text:style-name="T19">"DE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IBAN() {</text:span></text:p>
      <text:p text:style-name="P5"><text:span text:style-name="T6"><text:tab/><text:tab/></text:span><text:span text:style-name="T1">return</text:span><text:span text:style-name="T6"> </text:span><text:span text:style-name="T19">"DE88 2008 0000 0970 3757 00"</text:span><text:span text:style-name="T6">;</text:span></text:p>
      <text:p text:style-name="P3"><text:tab/>}</text:p>
      <text:p text:style-name="P5"><text:soft-page-break/></text:p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Location() {</text:span></text:p>
      <text:p text:style-name="P5"><text:span text:style-name="T6"><text:tab/><text:tab/></text:span><text:span text:style-name="T1">return</text:span><text:span text:style-name="T6"> </text:span><text:span text:style-name="T19">"Stadthausen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OrganisationName() {</text:span></text:p>
      <text:p text:style-name="P5"><text:span text:style-name="T6"><text:tab/><text:tab/></text:span><text:span text:style-name="T1">return</text:span><text:span text:style-name="T6"> </text:span><text:span text:style-name="T19">"Bei Spiel GmbH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Street() {</text:span></text:p>
      <text:p text:style-name="P5"><text:span text:style-name="T6"><text:tab/><text:tab/></text:span><text:span text:style-name="T1">return</text:span><text:span text:style-name="T6"> </text:span><text:span text:style-name="T19">"Ecke 1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TaxID() {</text:span></text:p>
      <text:p text:style-name="P5"><text:span text:style-name="T6"><text:tab/><text:tab/></text:span><text:span text:style-name="T1">return</text:span><text:span text:style-name="T6"> </text:span><text:span text:style-name="T19">"22/815/0815/4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VATID() {</text:span></text:p>
      <text:p text:style-name="P5"><text:span text:style-name="T6"><text:tab/><text:tab/></text:span><text:span text:style-name="T1">return</text:span><text:span text:style-name="T6"> </text:span><text:span text:style-name="T19">"DE136695976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ZIP() {</text:span></text:p>
      <text:p text:style-name="P5"><text:span text:style-name="T6"><text:tab/><text:tab/></text:span><text:span text:style-name="T1">return</text:span><text:span text:style-name="T6"> </text:span><text:span text:style-name="T19">"12345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Contact getRecipient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9">"496.00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Gross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9">"571.04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Item[] getZFItems() {</text:span></text:p>
      <text:p text:style-name="P5"><text:span text:style-name="T6"><text:tab/><text:tab/>Item[] allItems=</text:span><text:span text:style-name="T1">new</text:span><text:span text:style-name="T6"> Item[3];</text:span></text:p>
      <text:p text:style-name="P5"><text:span text:style-name="T6"><text:tab/><text:tab/>Product designProduct=</text:span><text:span text:style-name="T1">new</text:span><text:span text:style-name="T6"> Product(</text:span><text:span text:style-name="T19">""</text:span><text:span text:style-name="T6">, </text:span><text:span text:style-name="T19">"Künstlerische Gestaltung (Stunde)"</text:span><text:span text:style-name="T6">, </text:span><text:span text:style-name="T19">"HUR"</text:span><text:span text:style-name="T6">, </text:span><text:span text:style-name="T1">new</text:span><text:span text:style-name="T6"> BigDecimal(</text:span><text:span text:style-name="T19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9">""</text:span><text:span text:style-name="T6">, </text:span><text:span text:style-name="T19">"Luftballon"</text:span><text:span text:style-name="T6">, </text:span><text:span text:style-name="T19">"C62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9">""</text:span><text:span text:style-name="T6">, </text:span><text:span text:style-name="T19">"Heiße Luft pro Liter"</text:span><text:span text:style-name="T6">, </text:span><text:span text:style-name="T19">"LTR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3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9">"160"</text:span><text:span text:style-name="T6">), </text:span><text:span text:style-name="T1">new</text:span><text:span text:style-name="T6"> BigDecimal(</text:span><text:span text:style-name="T19">"171.20"</text:span><text:span text:style-name="T6">), </text:span><text:span text:style-name="T1">new</text:span><text:span text:style-name="T6"> BigDecimal(</text:span><text:span text:style-name="T19">"1"</text:span><text:span text:style-name="T6">), </text:span><text:span text:style-name="T1">new</text:span><text:span text:style-name="T6"> BigDecimal(</text:span><text:span text:style-name="T19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9">"0.79"</text:span><text:span text:style-name="T6">), </text:span><text:span text:style-name="T1">new</text:span><text:span text:style-name="T6"> BigDecimal(</text:span><text:span text:style-name="T19">"0.94"</text:span><text:span text:style-name="T6">), </text:span><text:span text:style-name="T1">new</text:span><text:span text:style-name="T6"> BigDecimal(</text:span><text:span text:style-name="T19">"400"</text:span><text:span text:style-name="T6">), </text:span><text:span text:style-name="T1">new</text:span><text:span text:style-name="T6"> BigDecimal(</text:span><text:span text:style-name="T19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9">"0.10"</text:span><text:span text:style-name="T6">), </text:span><text:span text:style-name="T1">new</text:span><text:span text:style-name="T6"> BigDecimal(</text:span><text:span text:style-name="T19">"0.12"</text:span><text:span text:style-name="T6">), </text:span><text:span text:style-name="T1">new</text:span><text:span text:style-name="T6"> BigDecimal(</text:span><text:span text:style-name="T19">"200"</text:span><text:span text:style-name="T6">), </text:span><text:span text:style-name="T1">new</text:span><text:span text:style-name="T6"> BigDecimal(</text:span><text:span text:style-name="T19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p text:style-name="P3"><text:tab/>}</text:p>
      <text:p text:style-name="P5"/>
      <text:p text:style-name="P5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Country() {</text:span></text:p>
      <text:p text:style-name="P5"><text:soft-page-break/><text:span text:style-name="T6"><text:tab/><text:tab/><text:tab/></text:span><text:span text:style-name="T1">return</text:span><text:span text:style-name="T6"> </text:span><text:span text:style-name="T19">"DE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Location() {</text:span></text:p>
      <text:p text:style-name="P5"><text:span text:style-name="T6"><text:tab/><text:tab/><text:tab/></text:span><text:span text:style-name="T1">return</text:span><text:span text:style-name="T6"> </text:span><text:span text:style-name="T19">"Spielkreis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19">"Theodor Est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Street() {</text:span></text:p>
      <text:p text:style-name="P5"><text:span text:style-name="T6"><text:tab/><text:tab/><text:tab/></text:span><text:span text:style-name="T1">return</text:span><text:span text:style-name="T6"> </text:span><text:span text:style-name="T19">"Bahnstr. 42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VATID() {</text:span></text:p>
      <text:p text:style-name="P5"><text:span text:style-name="T6"><text:tab/><text:tab/><text:tab/></text:span><text:span text:style-name="T1">return</text:span><text:span text:style-name="T6"> </text:span><text:span text:style-name="T19">"DE999999999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ZIP() {</text:span></text:p>
      <text:p text:style-name="P5"><text:span text:style-name="T6"><text:tab/><text:tab/><text:tab/></text:span><text:span text:style-name="T1">return</text:span><text:span text:style-name="T6"> </text:span><text:span text:style-name="T19">"88802"</text:span><text:span text:style-name="T6">;</text:span></text:p>
      <text:p text:style-name="P3"><text:tab/><text:tab/>}</text:p>
      <text:p text:style-name="P3"><text:tab/>}</text:p>
      <text:p text:style-name="P5"/>
      <text:p text:style-name="P5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5"/>
      <text:p text:style-name="P5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5"><text:span text:style-name="T6"><text:tab/><text:tab/></text:span><text:span text:style-name="T1">private</text:span><text:span text:style-name="T6"> BigDecimal </text:span><text:span text:style-name="T25">price</text:span><text:span text:style-name="T6">, </text:span><text:span text:style-name="T25">priceGross</text:span><text:span text:style-name="T6">, </text:span><text:span text:style-name="T25">quantity</text:span><text:span text:style-name="T6">, </text:span><text:span text:style-name="T25">totalGross</text:span><text:span text:style-name="T6">;</text:span></text:p>
      <text:p text:style-name="P5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BigDecimal getPrice() {</text:span></text:p>
      <text:p text:style-name="P5"><text:span text:style-name="T6"><text:tab/><text:tab/><text:tab/></text:span><text:span text:style-name="T1">return</text:span><text:span text:style-name="T6"> </text:span><text:span text:style-name="T25">pric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PriceGross() {</text:span></text:p>
      <text:p text:style-name="P5"><text:span text:style-name="T6"><text:tab/><text:tab/><text:tab/></text:span><text:span text:style-name="T1">return</text:span><text:span text:style-name="T6"> </text:span><text:span text:style-name="T25">price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Quantity() {</text:span></text:p>
      <text:p text:style-name="P5"><text:span text:style-name="T6"><text:tab/><text:tab/><text:tab/></text:span><text:span text:style-name="T1">return</text:span><text:span text:style-name="T6"> </text:span><text:span text:style-name="T25">quantity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TotalGross() {</text:span></text:p>
      <text:p text:style-name="P5"><text:soft-page-break/><text:span text:style-name="T6"><text:tab/><text:tab/><text:tab/></text:span><text:span text:style-name="T1">return</text:span><text:span text:style-name="T6"> </text:span><text:span text:style-name="T25">total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Product getProduct() {</text:span></text:p>
      <text:p text:style-name="P5"><text:span text:style-name="T6"><text:tab/><text:tab/><text:tab/></text:span><text:span text:style-name="T1">return</text:span><text:span text:style-name="T6"> </text:span><text:span text:style-name="T25">produc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5"><text:span text:style-name="T6"><text:tab/><text:tab/></text:span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<text:p text:style-name="P5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5"><text:span text:style-name="T6"><text:tab/><text:tab/><text:tab/></text:span><text:span text:style-name="T1">this</text:span><text:span text:style-name="T6">.</text:span><text:span text:style-name="T25">VATPercent</text:span><text:span text:style-name="T6"> = VATPercent;</text:span></text:p>
      <text:p text:style-name="P3"><text:tab/><text:tab/>}</text:p>
      <text:p text:style-name="P3"><text:tab/><text:tab/></text:p>
      <text:p text:style-name="P5"><text:span text:style-name="T6"><text:tab/><text:tab/></text:span><text:span text:style-name="T1">public</text:span><text:span text:style-name="T6"> String getDescription() {</text:span></text:p>
      <text:p text:style-name="P5"><text:span text:style-name="T6"><text:tab/><text:tab/><text:tab/></text:span><text:span text:style-name="T1">return</text:span><text:span text:style-name="T6"> </text:span><text:span text:style-name="T25">description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25">nam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Unit() {</text:span></text:p>
      <text:p text:style-name="P5"><text:span text:style-name="T6"><text:tab/><text:tab/><text:tab/></text:span><text:span text:style-name="T1">return</text:span><text:span text:style-name="T6"> </text:span><text:span text:style-name="T25">uni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VATPercent() {</text:span></text:p>
      <text:p text:style-name="P5"><text:span text:style-name="T6"><text:tab/><text:tab/><text:tab/></text:span><text:span text:style-name="T1">return</text:span><text:span text:style-name="T6"> </text:span><text:span text:style-name="T25">VATPercen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5"><text:span text:style-name="T6"><text:tab/><text:tab/><text:tab/></text:span><text:span text:style-name="T25">VATPercent</text:span><text:span text:style-name="T6"> = vATPercen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6">out</text:span><text:span text:style-name="T6">.println(</text:span><text:span text:style-name="T19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9">"./MustangGnuaccountingBeispielRE-20140703_502blanko.pdf"</text:span><text:span text:style-name="T6">); </text:span></text:p>
      <text:p text:style-name="P5"><text:soft-page-break/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6">out</text:span><text:span text:style-name="T6">.println(</text:span><text:span text:style-name="T19">"Wandle in PDF/A-3u um"</text:span><text:span text:style-name="T6">);</text:span></text:p>
      <text:p text:style-name="P5"><text:span text:style-name="T6"><text:tab/><text:tab/><text:tab/>ze.PDFmakeA3compliant(doc, </text:span><text:span text:style-name="T19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9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Schreibe ZUGFeRD-PDF"</text:span><text:span text:style-name="T6">);</text:span></text:p>
      <text:p text:style-name="P5"><text:span text:style-name="T6"><text:tab/><text:tab/><text:tab/>doc.save(</text:span><text:span text:style-name="T19">"./MustangGnuaccountingBeispielRE-20140703_502new.pdf"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5"/>
      <text:p text:style-name="P3"><text:tab/>}</text:p>
      <text:p text:style-name="P3"><text:tab/></text:p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5"/>
      <text:p text:style-name="P3"><text:tab/>}</text:p>
      <text:p text:style-name="P5"/>
      <text:p text:style-name="P3">}</text:p>
      <text:p text:style-name="P13"/>
      <text:h text:style-name="P41" text:outline-level="3"><text:bookmark-start text:name="__RefHeading__3546_418471081"/>Schreiben <text:span text:style-name="T37">eigener XML-Daten</text:span><text:bookmark-end text:name="__RefHeading__3546_418471081"/></text:h>
      <text:p text:style-name="Text_20_body"><text:span text:style-name="T39">Sollten Sie eine eigene Implementierung verwenden um <text:s/>ZUGFeRD-XML-Daten zu erzeugen können Sie diese mit </text:span><text:span text:style-name="T16">setZUGFeRDXMLData </text:span>schreiben,<text:span text:style-name="T16"> PDFattachZugferdFile </text:span>enthält dann einen null-Parameter wie folgt:</text:p>
      <text:p text:style-name="P6"><text:span text:style-name="T15"><text:tab/><text:tab/><text:tab/> </text:span><text:span text:style-name="T17">doc</text:span><text:span text:style-name="T15"> = </text:span><text:span text:style-name="T17">PDDocument</text:span><text:span text:style-name="T15">.load(</text:span><text:span text:style-name="T23">"./</text:span><text:span text:style-name="T24">Source</text:span><text:span text:style-name="T23">.pdf"</text:span><text:span text:style-name="T15">);</text:span></text:p>
      <text:p text:style-name="P6"><text:span text:style-name="T15"><text:tab/> <text:s text:c="11"/></text:span><text:span text:style-name="T33">// automatically add </text:span><text:span text:style-name="T34">Zugferd</text:span><text:span text:style-name="T33"> to all outgoing invoices</text:span></text:p>
      <text:p text:style-name="P6"><text:span text:style-name="T15"><text:tab/> <text:s text:c="11"/></text:span><text:span text:style-name="T17">ZUGFeRDExporter</text:span><text:span text:style-name="T15"> </text:span><text:span text:style-name="T38">ze</text:span><text:span text:style-name="T15"> = </text:span><text:span text:style-name="T5">new</text:span><text:span text:style-name="T15"> </text:span><text:span text:style-name="T17">ZUGFeRDExporter</text:span><text:span text:style-name="T15">();</text:span></text:p>
      <text:p text:style-name="P6"><text:span text:style-name="T15"><text:tab/> <text:s text:c="11"/>System.</text:span><text:span text:style-name="T29">out</text:span><text:span text:style-name="T15">.println(</text:span><text:span text:style-name="T23">"Converting to PDF/A-3u"</text:span><text:span text:style-name="T15">);</text:span></text:p>
      <text:p text:style-name="P6"><text:span text:style-name="T15"><text:tab/> <text:s text:c="11"/></text:span><text:span text:style-name="T38">ze</text:span><text:span text:style-name="T15">.PDFmakeA3compliant(</text:span><text:span text:style-name="T17">doc</text:span><text:span text:style-name="T15">, </text:span><text:span text:style-name="T23">"My Application"</text:span><text:span text:style-name="T15">,</text:span></text:p>
      <text:p text:style-name="P6"><text:span text:style-name="T15"><text:tab/> <text:s text:c="19"/>System.</text:span><text:span text:style-name="T18">getProperty</text:span><text:span text:style-name="T15">(</text:span><text:span text:style-name="T23">"user.name"</text:span><text:span text:style-name="T15">), </text:span><text:span text:style-name="T5">true</text:span><text:span text:style-name="T15">);</text:span></text:p>
      <text:p text:style-name="P6"><text:span text:style-name="T15"><text:tab/> <text:s text:c="11"/>System.</text:span><text:span text:style-name="T29">out</text:span><text:span text:style-name="T15">.println(</text:span><text:span text:style-name="T23">"</text:span><text:span text:style-name="T24">A</text:span><text:span text:style-name="T23">ttaching ZUGFeRD-Data"</text:span><text:span text:style-name="T15">);</text:span></text:p>
      <text:p text:style-name="P6"><text:span text:style-name="T15"><text:tab/> <text:s text:c="11"/>String </text:span><text:span text:style-name="T38">ownZUGFeRDXML</text:span><text:span text:style-name="T15"> = </text:span><text:span text:style-name="T23">"&lt;some&gt;&lt;xml attrib='value'/&gt;&lt;/some&gt;"</text:span><text:span text:style-name="T15">;</text:span></text:p>
      <text:p text:style-name="P6"><text:span text:style-name="T15"><text:tab/> <text:s text:c="11"/></text:span><text:span text:style-name="T38">ze</text:span><text:span text:style-name="T15">.setZUGFeRDXMLData(</text:span><text:span text:style-name="T38">ownZUGFeRDXML</text:span><text:span text:style-name="T15">.getBytes());</text:span></text:p>
      <text:p text:style-name="P6"><text:span text:style-name="T15"><text:tab/> <text:s text:c="11"/></text:span><text:span text:style-name="T38">ze</text:span><text:span text:style-name="T15">.PDFattachZugferdFile(</text:span><text:span text:style-name="T17">doc</text:span><text:span text:style-name="T15">, </text:span><text:span text:style-name="T5">null</text:span><text:span text:style-name="T15">);</text:span></text:p>
      <text:p text:style-name="P6"><text:span text:style-name="T15"><text:tab/> <text:s text:c="11"/>System.</text:span><text:span text:style-name="T29">out</text:span><text:span text:style-name="T15">.println(</text:span><text:span text:style-name="T23">"Writing ZUGFeRD-PDF"</text:span><text:span text:style-name="T15">);</text:span></text:p>
      <text:p text:style-name="P6"><text:span text:style-name="T15"><text:tab/> <text:s text:c="11"/></text:span><text:span text:style-name="T17">doc</text:span><text:span text:style-name="T15">.save(</text:span><text:span text:style-name="T23">"./</text:span><text:span text:style-name="T24">Target</text:span><text:span text:style-name="T23">.pdf"</text:span><text:span text:style-name="T15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5-05-28T11:46:41.520094592</dc:date>
    <dc:creator>Jochen Staerk</dc:creator>
    <meta:editing-duration>PT5H30M28S</meta:editing-duration>
    <meta:editing-cycles>59</meta:editing-cycles>
    <meta:generator>LibreOffice/4.3.3.2$Linux_X86_64 LibreOffice_project/430m0$Build-2</meta:generator>
    <meta:document-statistic meta:table-count="1" meta:image-count="0" meta:object-count="0" meta:page-count="11" meta:paragraph-count="480" meta:word-count="1862" meta:character-count="17679" meta:non-whitespace-character-count="15568"/>
    <meta:user-defined meta:name="state">defaultstate</meta:user-defined>
  </office:meta>
</office:document-meta>
</file>